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6c554" style:font-size-asian="10.5pt" style:font-size-complex="10.5pt"/>
    </style:style>
    <style:style style:name="P3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9add5" style:font-size-asian="10.5pt" style:font-size-complex="10.5pt"/>
    </style:style>
    <style:style style:name="P4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b8f6b" style:font-size-asian="10.5pt" style:font-size-complex="10.5pt"/>
    </style:style>
    <style:style style:name="P5" style:family="paragraph" style:parent-style-name="Text_20_body">
      <style:paragraph-properties fo:margin-top="0.101cm" fo:margin-bottom="0.199cm" loext:contextual-spacing="false" fo:line-height="100%"/>
      <style:text-properties fo:font-size="10.5pt" officeooo:rsid="00181bcc" officeooo:paragraph-rsid="00181bcc" style:font-size-asian="10.5pt" style:font-size-complex="10.5pt"/>
    </style:style>
    <style:style style:name="P6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add5" officeooo:paragraph-rsid="0019add5" style:font-size-asian="10.5pt" style:font-size-complex="10.5pt"/>
    </style:style>
    <style:style style:name="P7" style:family="paragraph" style:parent-style-name="Text_20_body">
      <style:paragraph-properties fo:margin-top="0.101cm" fo:margin-bottom="0.199cm" loext:contextual-spacing="false" fo:line-height="100%"/>
      <style:text-properties fo:font-size="10.5pt" officeooo:rsid="001b8f6b" officeooo:paragraph-rsid="001b8f6b" style:font-size-asian="10.5pt" style:font-size-complex="10.5pt"/>
    </style:style>
    <style:style style:name="P8" style:family="paragraph" style:parent-style-name="Text_20_body">
      <style:paragraph-properties fo:margin-top="0.101cm" fo:margin-bottom="0.199cm" loext:contextual-spacing="false" fo:line-height="100%"/>
      <style:text-properties fo:font-size="10.5pt" officeooo:rsid="00430b2d" officeooo:paragraph-rsid="00430b2d" style:font-size-asian="10.5pt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1469e9" officeooo:paragraph-rsid="001469e9" style:font-size-asian="10.5pt" style:font-weight-asian="normal" style:font-size-complex="10.5pt"/>
    </style:style>
    <style:style style:name="P10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48d30d" officeooo:paragraph-rsid="0048d30d" style:font-size-asian="10.5pt" style:font-weight-asian="normal" style:font-size-complex="10.5pt"/>
    </style:style>
    <style:style style:name="P11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paragraph-rsid="0019add5" style:font-size-asian="10.5pt" style:font-size-complex="10.5pt"/>
    </style:style>
    <style:style style:name="P13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paragraph-rsid="0027dfc0" style:font-size-asian="10.5pt" style:font-size-complex="10.5pt"/>
    </style:style>
    <style:style style:name="P14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9add5" officeooo:paragraph-rsid="0019add5" style:font-size-asian="10.5pt" style:font-size-complex="10.5pt"/>
    </style:style>
    <style:style style:name="P15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81bcc" officeooo:paragraph-rsid="00181bcc" style:font-size-asian="10.5pt" style:font-size-complex="10.5pt"/>
    </style:style>
    <style:style style:name="P16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827fe" officeooo:paragraph-rsid="001827fe" style:font-size-asian="10.5pt" style:font-size-complex="10.5pt"/>
    </style:style>
    <style:style style:name="P17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827fe" officeooo:paragraph-rsid="0019add5" style:font-size-asian="10.5pt" style:font-size-complex="10.5pt"/>
    </style:style>
    <style:style style:name="P18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b8f6b" officeooo:paragraph-rsid="001b8f6b" style:font-size-asian="10.5pt" style:font-size-complex="10.5pt"/>
    </style:style>
    <style:style style:name="P19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f0e4e" officeooo:paragraph-rsid="001f0e4e" style:font-size-asian="10.5pt" style:font-size-complex="10.5pt"/>
    </style:style>
    <style:style style:name="P20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31e6f7" officeooo:paragraph-rsid="0031e6f7" style:font-size-asian="10.5pt" style:font-size-complex="10.5pt"/>
    </style:style>
    <style:style style:name="P21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38089c" officeooo:paragraph-rsid="0038089c" style:font-size-asian="10.5pt" style:font-size-complex="10.5pt"/>
    </style:style>
    <style:style style:name="P22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430b2d" officeooo:paragraph-rsid="00430b2d" style:font-size-asian="10.5pt" style:font-size-complex="10.5pt"/>
    </style:style>
    <style:style style:name="P23" style:family="paragraph" style:parent-style-name="Text_20_body">
      <style:paragraph-properties fo:margin-top="0.101cm" fo:margin-bottom="0.199cm" loext:contextual-spacing="false" fo:line-height="100%"/>
      <style:text-properties fo:color="#004586" fo:font-size="10.5pt" fo:font-weight="normal" officeooo:rsid="0048d30d" officeooo:paragraph-rsid="0048d30d" style:font-size-asian="10.5pt" style:font-weight-asian="normal" style:font-size-complex="10.5pt"/>
    </style:style>
    <style:style style:name="P24" style:family="paragraph" style:parent-style-name="Text_20_body">
      <style:paragraph-properties fo:margin-top="0.101cm" fo:margin-bottom="0.199cm" loext:contextual-spacing="false" fo:line-height="100%"/>
      <style:text-properties fo:color="#004586" style:font-name="Liberation Serif" fo:font-size="10.5pt" officeooo:rsid="0027dfc0" officeooo:paragraph-rsid="0027dfc0" style:font-size-asian="10.5pt" style:font-size-complex="10.5pt"/>
    </style:style>
    <style:style style:name="P25" style:family="paragraph" style:parent-style-name="Standard" style:list-style-name="L4"/>
    <style:style style:name="P26" style:family="paragraph" style:parent-style-name="Standard" style:list-style-name="L2">
      <style:paragraph-properties fo:margin-top="0.101cm" fo:margin-bottom="0.199cm" loext:contextual-spacing="false" fo:line-height="100%"/>
      <style:text-properties fo:color="#004586" fo:font-size="10.5pt" officeooo:rsid="0020ea32" officeooo:paragraph-rsid="002b1445" style:font-size-asian="10.5pt" style:font-size-complex="10.5pt"/>
    </style:style>
    <style:style style:name="P27" style:family="paragraph" style:parent-style-name="Text_20_body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8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9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30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31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32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33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34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512548" style:font-size-asian="10.5pt" style:font-size-complex="10.5pt"/>
    </style:style>
    <style:style style:name="P35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rsid="0016f501" officeooo:paragraph-rsid="0016f501" style:font-size-asian="10.5pt" style:font-size-complex="10.5pt"/>
    </style:style>
    <style:style style:name="P36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rsid="001827fe" officeooo:paragraph-rsid="001827fe" style:font-size-asian="10.5pt" style:font-size-complex="10.5pt"/>
    </style:style>
    <style:style style:name="P37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officeooo:rsid="002bf97c" officeooo:paragraph-rsid="002bf97c" style:font-size-asian="10.5pt" style:font-size-complex="10.5pt"/>
    </style:style>
    <style:style style:name="P38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officeooo:rsid="0031e6f7" officeooo:paragraph-rsid="0031e6f7" style:font-size-asian="10.5pt" style:font-size-complex="10.5pt"/>
    </style:style>
    <style:style style:name="P39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style:font-size-asian="10.5pt" style:font-weight-asian="bold" style:font-size-complex="10.5pt" style:font-weight-complex="bold"/>
    </style:style>
    <style:style style:name="P40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11e049" style:font-size-asian="10.5pt" style:font-weight-asian="bold" style:font-size-complex="10.5pt" style:font-weight-complex="bold"/>
    </style:style>
    <style:style style:name="P41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1469e9" officeooo:paragraph-rsid="001469e9" style:font-size-asian="10.5pt" style:font-weight-asian="bold" style:font-size-complex="10.5pt" style:font-weight-complex="bold"/>
    </style:style>
    <style:style style:name="P42" style:family="paragraph" style:parent-style-name="Text_20_body" style:list-style-name="L2">
      <style:paragraph-properties fo:margin-top="0.101cm" fo:margin-bottom="0.199cm" loext:contextual-spacing="false" fo:line-height="100%" fo:text-align="start" style:justify-single-word="false"/>
      <style:text-properties fo:color="#004586" fo:font-size="10.5pt" officeooo:rsid="001827fe" officeooo:paragraph-rsid="001827fe" style:font-size-asian="10.5pt" style:font-size-complex="10.5pt"/>
    </style:style>
    <style:style style:name="P43" style:family="paragraph" style:parent-style-name="Text_20_body" style:list-style-name="L2">
      <style:paragraph-properties fo:margin-top="0.101cm" fo:margin-bottom="0.199cm" loext:contextual-spacing="false" fo:line-height="100%"/>
      <style:text-properties fo:color="#004586" fo:font-size="10.5pt" officeooo:rsid="001827fe" officeooo:paragraph-rsid="001827fe" style:font-size-asian="10.5pt" style:font-size-complex="10.5pt"/>
    </style:style>
    <style:style style:name="P44" style:family="paragraph" style:parent-style-name="Text_20_body" style:list-style-name="L2">
      <style:paragraph-properties fo:margin-top="0.101cm" fo:margin-bottom="0.199cm" loext:contextual-spacing="false" fo:line-height="100%"/>
      <style:text-properties fo:color="#004586" fo:font-size="10.5pt" officeooo:rsid="00197a76" officeooo:paragraph-rsid="00197a76" style:font-size-asian="10.5pt" style:font-size-complex="10.5pt"/>
    </style:style>
    <style:style style:name="P45" style:family="paragraph" style:parent-style-name="Text_20_body" style:list-style-name="L3">
      <style:paragraph-properties fo:margin-top="0.101cm" fo:margin-bottom="0.199cm" loext:contextual-spacing="false" fo:line-height="100%"/>
      <style:text-properties fo:color="#004586" fo:font-size="10.5pt" officeooo:rsid="00197a76" officeooo:paragraph-rsid="00197a76" style:font-size-asian="10.5pt" style:font-size-complex="10.5pt"/>
    </style:style>
    <style:style style:name="P46" style:family="paragraph" style:parent-style-name="Text_20_body" style:list-style-name="L2">
      <style:paragraph-properties fo:margin-top="0.101cm" fo:margin-bottom="0.199cm" loext:contextual-spacing="false" fo:line-height="100%">
        <style:tab-stops>
          <style:tab-stop style:position="13.653cm"/>
        </style:tab-stops>
      </style:paragraph-properties>
      <style:text-properties fo:color="#004586" fo:font-size="10.5pt" officeooo:rsid="0041c176" officeooo:paragraph-rsid="0041c176" style:font-size-asian="10.5pt" style:font-size-complex="10.5pt"/>
    </style:style>
    <style:style style:name="P47" style:family="paragraph" style:parent-style-name="Text_20_body" style:list-style-name="L2">
      <style:paragraph-properties fo:margin-top="0.101cm" fo:margin-bottom="0.199cm" loext:contextual-spacing="false" fo:line-height="100%"/>
      <style:text-properties fo:color="#004586" fo:font-size="10.5pt" officeooo:rsid="0020ea32" officeooo:paragraph-rsid="002b1445" style:font-size-asian="10.5pt" style:font-size-complex="10.5pt"/>
    </style:style>
    <style:style style:name="P48" style:family="paragraph" style:parent-style-name="Text_20_body" style:list-style-name="L3">
      <style:paragraph-properties fo:margin-top="0.101cm" fo:margin-bottom="0.199cm" loext:contextual-spacing="false" fo:line-height="100%"/>
      <style:text-properties fo:color="#004586" fo:font-size="10.5pt" officeooo:rsid="002d3daa" officeooo:paragraph-rsid="002d3daa" style:font-size-asian="10.5pt" style:font-size-complex="10.5pt"/>
    </style:style>
    <style:style style:name="P49" style:family="paragraph" style:parent-style-name="Text_20_body" style:list-style-name="L3">
      <style:paragraph-properties fo:margin-top="0.101cm" fo:margin-bottom="0.199cm" loext:contextual-spacing="false" fo:line-height="100%"/>
      <style:text-properties fo:color="#004586" fo:font-size="10.5pt" officeooo:rsid="002bf97c" officeooo:paragraph-rsid="002bf97c" style:font-size-asian="10.5pt" style:font-size-complex="10.5pt"/>
    </style:style>
    <style:style style:name="P50" style:family="paragraph" style:parent-style-name="Text_20_body" style:list-style-name="L4">
      <style:paragraph-properties fo:margin-top="0.101cm" fo:margin-bottom="0.199cm" loext:contextual-spacing="false" fo:line-height="100%"/>
      <style:text-properties fo:color="#004586" fo:font-size="10.5pt" officeooo:rsid="002bf97c" officeooo:paragraph-rsid="002bf97c" style:font-size-asian="10.5pt" style:font-size-complex="10.5pt"/>
    </style:style>
    <style:style style:name="P51" style:family="paragraph" style:parent-style-name="Text_20_body">
      <style:paragraph-properties fo:margin-top="0.101cm" fo:margin-bottom="0.199cm" loext:contextual-spacing="false" fo:line-height="100%"/>
      <style:text-properties fo:color="#004586" fo:font-size="10.5pt" style:font-size-asian="10.5pt" style:font-size-complex="10.5pt"/>
    </style:style>
    <style:style style:name="P52" style:family="paragraph" style:parent-style-name="Text_20_body" style:list-style-name="L4">
      <style:paragraph-properties fo:margin-top="0.101cm" fo:margin-bottom="0.199cm" loext:contextual-spacing="false" fo:line-height="100%"/>
      <style:text-properties fo:color="#004586" fo:font-size="10.5pt" style:font-size-asian="10.5pt" style:font-size-complex="10.5pt"/>
    </style:style>
    <style:style style:name="P53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paragraph-rsid="00512548" style:font-size-asian="10.5pt" style:font-size-complex="10.5pt"/>
    </style:style>
    <style:style style:name="P54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paragraph-rsid="005f3a0e" style:font-size-asian="10.5pt" style:font-size-complex="10.5pt"/>
    </style:style>
    <style:style style:name="P55" style:family="paragraph" style:parent-style-name="Text_20_body" style:list-style-name="L5">
      <style:paragraph-properties fo:margin-top="0.101cm" fo:margin-bottom="0.199cm" loext:contextual-spacing="false" fo:line-height="100%"/>
      <style:text-properties fo:color="#004586" fo:font-size="10.5pt" officeooo:rsid="0031e6f7" officeooo:paragraph-rsid="0031e6f7" style:font-size-asian="10.5pt" style:font-size-complex="10.5pt"/>
    </style:style>
    <style:style style:name="P56" style:family="paragraph" style:parent-style-name="Text_20_body" style:list-style-name="L5">
      <style:paragraph-properties fo:margin-top="0.101cm" fo:margin-bottom="0.199cm" loext:contextual-spacing="false" fo:line-height="100%"/>
      <style:text-properties fo:color="#004586" fo:font-size="10.5pt" officeooo:rsid="004a84a4" officeooo:paragraph-rsid="004a84a4" style:font-size-asian="10.5pt" style:font-size-complex="10.5pt"/>
    </style:style>
    <style:style style:name="P57" style:family="paragraph" style:parent-style-name="Text_20_body" style:list-style-name="L6">
      <style:paragraph-properties fo:margin-top="0.101cm" fo:margin-bottom="0.199cm" loext:contextual-spacing="false" fo:line-height="100%"/>
      <style:text-properties fo:color="#004586" fo:font-size="10.5pt" officeooo:rsid="003f9c83" officeooo:paragraph-rsid="003f9c83" style:font-size-asian="10.5pt" style:font-size-complex="10.5pt"/>
    </style:style>
    <style:style style:name="P58" style:family="paragraph" style:parent-style-name="Text_20_body" style:list-style-name="L6">
      <style:paragraph-properties fo:margin-top="0.101cm" fo:margin-bottom="0.199cm" loext:contextual-spacing="false" fo:line-height="100%"/>
      <style:text-properties fo:color="#004586" fo:font-size="10.5pt" officeooo:rsid="003dae36" officeooo:paragraph-rsid="003dae36" style:font-size-asian="10.5pt" style:font-size-complex="10.5pt"/>
    </style:style>
    <style:style style:name="P59" style:family="paragraph" style:parent-style-name="Text_20_body" style:list-style-name="L6">
      <style:paragraph-properties fo:margin-top="0.101cm" fo:margin-bottom="0.199cm" loext:contextual-spacing="false" fo:line-height="100%"/>
      <style:text-properties fo:color="#004586" fo:font-size="10.5pt" officeooo:rsid="00411a8f" officeooo:paragraph-rsid="00411a8f" style:font-size-asian="10.5pt" style:font-size-complex="10.5pt"/>
    </style:style>
    <style:style style:name="P60" style:family="paragraph" style:parent-style-name="Text_20_body" style:list-style-name="L6">
      <style:paragraph-properties fo:margin-top="0.101cm" fo:margin-bottom="0.199cm" loext:contextual-spacing="false" fo:line-height="100%"/>
      <style:text-properties fo:color="#004586" fo:font-size="10.5pt" officeooo:rsid="003be0c6" officeooo:paragraph-rsid="003be0c6" style:font-size-asian="10.5pt" style:font-size-complex="10.5pt"/>
    </style:style>
    <style:style style:name="P61" style:family="paragraph" style:parent-style-name="Text_20_body" style:list-style-name="L6">
      <style:paragraph-properties fo:margin-top="0.101cm" fo:margin-bottom="0.199cm" loext:contextual-spacing="false" fo:line-height="100%"/>
      <style:text-properties fo:color="#004586" fo:font-size="10.5pt" officeooo:rsid="0039aab3" officeooo:paragraph-rsid="0039aab3" style:font-size-asian="10.5pt" style:font-size-complex="10.5pt"/>
    </style:style>
    <style:style style:name="P62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512548" officeooo:paragraph-rsid="00512548" style:font-size-asian="10.5pt" style:font-size-complex="10.5pt"/>
    </style:style>
    <style:style style:name="P63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52c864" officeooo:paragraph-rsid="0052c864" style:font-size-asian="10.5pt" style:font-size-complex="10.5pt"/>
    </style:style>
    <style:style style:name="P64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57583e" officeooo:paragraph-rsid="0057583e" style:font-size-asian="10.5pt" style:font-size-complex="10.5pt"/>
    </style:style>
    <style:style style:name="P65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f0e4e" officeooo:paragraph-rsid="001f0e4e" style:font-size-asian="10.5pt" style:font-size-complex="10.5pt"/>
    </style:style>
    <style:style style:name="P66" style:family="paragraph" style:parent-style-name="Text_20_body" style:list-style-name="L6">
      <style:paragraph-properties fo:margin-top="0.101cm" fo:margin-bottom="0.199cm" loext:contextual-spacing="false" fo:line-height="100%"/>
      <style:text-properties fo:color="#004586" fo:font-size="10.5pt" officeooo:rsid="005dff9e" officeooo:paragraph-rsid="005dff9e" style:font-size-asian="10.5pt" style:font-size-complex="10.5pt"/>
    </style:style>
    <style:style style:name="P67" style:family="paragraph" style:parent-style-name="Text_20_body" style:list-style-name="L4">
      <style:paragraph-properties fo:margin-top="0.101cm" fo:margin-bottom="0.199cm" loext:contextual-spacing="false" fo:line-height="100%"/>
      <style:text-properties fo:color="#004586" fo:font-size="10.5pt" style:text-underline-style="none" style:font-size-asian="10.5pt" style:font-size-complex="10.5pt"/>
    </style:style>
    <style:style style:name="P68" style:family="paragraph" style:parent-style-name="Text_20_body">
      <style:paragraph-properties fo:margin-top="0.101cm" fo:margin-bottom="0.199cm" loext:contextual-spacing="false" fo:line-height="100%"/>
      <style:text-properties fo:color="#004586" fo:font-size="10.5pt" fo:font-weight="bold" officeooo:rsid="0058c6c3" officeooo:paragraph-rsid="0058c6c3" style:font-size-asian="10.5pt" style:font-weight-asian="bold" style:font-size-complex="10.5pt" style:font-weight-complex="bold"/>
    </style:style>
    <style:style style:name="P69" style:family="paragraph" style:parent-style-name="Text_20_body">
      <style:paragraph-properties fo:margin-top="0.101cm" fo:margin-bottom="0.199cm" loext:contextual-spacing="false" fo:line-height="100%"/>
      <style:text-properties fo:color="#004586" fo:font-size="10.5pt" fo:font-weight="normal" officeooo:rsid="0058c6c3" officeooo:paragraph-rsid="0058c6c3" style:font-size-asian="10.5pt" style:font-weight-asian="normal" style:font-size-complex="10.5pt" style:font-weight-complex="normal"/>
    </style:style>
    <style:style style:name="P70" style:family="paragraph" style:parent-style-name="Text_20_body">
      <style:paragraph-properties fo:margin-top="0.101cm" fo:margin-bottom="0.199cm" loext:contextual-spacing="false" fo:line-height="100%"/>
    </style:style>
    <style:style style:name="P71" style:family="paragraph" style:parent-style-name="Preformatted_20_Text" style:list-style-name="L1">
      <style:paragraph-properties fo:margin-top="0.101cm" fo:margin-bottom="0.199cm" loext:contextual-spacing="false" fo:line-height="100%"/>
      <style:text-properties fo:color="#004586" style:font-name="Liberation Serif" fo:font-size="10.5pt" style:font-size-asian="10.5pt" style:font-size-complex="10.5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469e9" style:font-weight-asian="normal"/>
    </style:style>
    <style:style style:name="T3" style:family="text">
      <style:text-properties officeooo:rsid="0011e049"/>
    </style:style>
    <style:style style:name="T4" style:family="text">
      <style:text-properties officeooo:rsid="00181bc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7a76" style:font-weight-asian="bold" style:font-weight-complex="bold"/>
    </style:style>
    <style:style style:name="T7" style:family="text">
      <style:text-properties fo:font-weight="bold" officeooo:rsid="005d160a" style:font-weight-asian="bold" style:font-weight-complex="bold"/>
    </style:style>
    <style:style style:name="T8" style:family="text">
      <style:text-properties officeooo:rsid="00197a76"/>
    </style:style>
    <style:style style:name="T9" style:family="text">
      <style:text-properties officeooo:rsid="0019add5"/>
    </style:style>
    <style:style style:name="T10" style:family="text">
      <style:text-properties fo:color="#004586"/>
    </style:style>
    <style:style style:name="T11" style:family="text">
      <style:text-properties fo:color="#004586" officeooo:rsid="0016c554"/>
    </style:style>
    <style:style style:name="T12" style:family="text">
      <style:text-properties fo:color="#004586" officeooo:rsid="00181bcc"/>
    </style:style>
    <style:style style:name="T13" style:family="text">
      <style:text-properties fo:color="#004586" officeooo:rsid="0019add5"/>
    </style:style>
    <style:style style:name="T14" style:family="text">
      <style:text-properties fo:color="#004586" fo:font-weight="bold" style:font-weight-asian="bold" style:font-weight-complex="bold"/>
    </style:style>
    <style:style style:name="T15" style:family="text">
      <style:text-properties fo:color="#004586" fo:font-weight="bold" officeooo:rsid="001827fe" style:font-weight-asian="bold" style:font-weight-complex="bold"/>
    </style:style>
    <style:style style:name="T16" style:family="text">
      <style:text-properties fo:color="#004586" fo:font-weight="bold" officeooo:rsid="005d160a" style:font-weight-asian="bold" style:font-weight-complex="bold"/>
    </style:style>
    <style:style style:name="T17" style:family="text">
      <style:text-properties fo:color="#004586" officeooo:rsid="00197a76"/>
    </style:style>
    <style:style style:name="T18" style:family="text">
      <style:text-properties fo:color="#004586" officeooo:rsid="001b8f6b"/>
    </style:style>
    <style:style style:name="T19" style:family="text">
      <style:text-properties fo:color="#004586" officeooo:rsid="001827fe"/>
    </style:style>
    <style:style style:name="T20" style:family="text">
      <style:text-properties fo:color="#004586" style:text-underline-style="none"/>
    </style:style>
    <style:style style:name="T21" style:family="text">
      <style:text-properties fo:color="#004586" style:text-underline-style="none" officeooo:rsid="002bf97c"/>
    </style:style>
    <style:style style:name="T22" style:family="text">
      <style:text-properties fo:color="#004586" fo:font-size="10.5pt" style:text-underline-style="none" style:font-size-asian="10.5pt" style:font-size-complex="10.5pt"/>
    </style:style>
    <style:style style:name="T23" style:family="text">
      <style:text-properties fo:color="#004586" fo:font-size="10.5pt" style:text-underline-style="none" officeooo:rsid="002bf97c" style:font-size-asian="10.5pt" style:font-size-complex="10.5pt"/>
    </style:style>
    <style:style style:name="T24" style:family="text">
      <style:text-properties fo:color="#004586" fo:font-size="10.5pt" style:font-size-asian="10.5pt" style:font-size-complex="10.5pt"/>
    </style:style>
    <style:style style:name="T25" style:family="text">
      <style:text-properties fo:color="#004586" fo:font-size="10.5pt" fo:font-weight="bold" style:font-size-asian="10.5pt" style:font-weight-asian="bold" style:font-size-complex="10.5pt" style:font-weight-complex="bold"/>
    </style:style>
    <style:style style:name="T26" style:family="text">
      <style:text-properties fo:color="#004586" officeooo:rsid="005d160a"/>
    </style:style>
    <style:style style:name="T27" style:family="text">
      <style:text-properties style:font-name="Liberation Serif" officeooo:rsid="0027dfc0"/>
    </style:style>
    <style:style style:name="T28" style:family="text">
      <style:text-properties officeooo:rsid="002bf97c"/>
    </style:style>
    <style:style style:name="T29" style:family="text">
      <style:text-properties officeooo:rsid="003b5072"/>
    </style:style>
    <style:style style:name="T30" style:family="text">
      <style:text-properties officeooo:rsid="0047b16e"/>
    </style:style>
    <style:style style:name="T31" style:family="text">
      <style:text-properties officeooo:rsid="00512548"/>
    </style:style>
    <style:style style:name="T32" style:family="text">
      <style:text-properties officeooo:rsid="00514798"/>
    </style:style>
    <style:style style:name="T33" style:family="text">
      <style:text-properties fo:font-size="10.5pt" style:font-size-asian="10.5pt" style:font-size-complex="10.5pt"/>
    </style:style>
    <style:style style:name="T34" style:family="text">
      <style:text-properties officeooo:rsid="0053a6fc"/>
    </style:style>
    <style:style style:name="T35" style:family="text">
      <style:text-properties officeooo:rsid="00557130"/>
    </style:style>
    <style:style style:name="T36" style:family="text">
      <style:text-properties officeooo:rsid="0056814d"/>
    </style:style>
    <style:style style:name="T37" style:family="text">
      <style:text-properties officeooo:rsid="0058c6c3"/>
    </style:style>
    <style:style style:name="T38" style:family="text">
      <style:text-properties officeooo:rsid="005d160a"/>
    </style:style>
    <style:style style:name="T39" style:family="text">
      <style:text-properties officeooo:rsid="005f3a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truttura Codice</text:p>
      <text:list xml:id="list2575798159484144411" text:style-name="L1">
        <text:list-item>
          <text:p text:style-name="P28">package:</text:p>
          <text:list>
            <text:list-header>
              <text:p text:style-name="P71">package Map;</text:p>
            </text:list-header>
          </text:list>
        </text:list-item>
        <text:list-item>
          <text:p text:style-name="P28">imports:</text:p>
        </text:list-item>
      </text:list>
      <text:p text:style-name="P2"><text:s text:c="4"/><text:tab/> <text:s text:c="5"/><text:span text:style-name="T10"><text:s text:c="2"/></text:span><text:span text:style-name="T11">import java.io.*;</text:span></text:p>
      <text:list xml:id="list171653612477852" text:continue-numbering="true" text:style-name="L1">
        <text:list-item>
          <text:p text:style-name="P28">classpath</text:p>
          <text:p text:style-name="P35"><text:span text:style-name="T4"><text:s text:c="7"/></text:span><text:span text:style-name="T12">progetti/</text:span><text:span text:style-name="T10">com/company/src/MiaClasse.java</text:span></text:p>
        </text:list-item>
      </text:list>
      <text:p text:style-name="P11">Ereditarietà</text:p>
      <text:p text:style-name="P11"><text:s/></text:p>
      <text:p text:style-name="P11"><text:span text:style-name="T3">Classi, oggeti, i</text:span>nterfacce e classi astratte</text:p>
      <text:p text:style-name="P3"><text:s text:c="8"/><text:span text:style-name="T10"><text:s text:c="2"/></text:span><text:span text:style-name="T13">public class MyBici { public MyBici( int a,int b){….}} <text:s text:c="3"/>//classe </text:span></text:p>
      <text:p text:style-name="P12"><text:tab/><text:span text:style-name="T9">MyBici bici = new MyBici(4,5);<text:tab/><text:tab/><text:tab/>//oggetto bici </text:span></text:p>
      <text:p text:style-name="P14"><text:s text:c="13"/>bici.stampa();</text:p>
      <text:p text:style-name="P6"/>
      <text:p text:style-name="P11">Visibilità</text:p>
      <text:p text:style-name="P5"><text:tab/><text:span text:style-name="T14">public</text:span><text:span text:style-name="T10"> class VicinoDiCasa {...</text:span><text:span text:style-name="T17">}</text:span></text:p>
      <text:p text:style-name="P5"><text:s text:c="3"/><text:tab/><text:span text:style-name="T14">private</text:span><text:span text:style-name="T10"> String nome;</text:span></text:p>
      <text:p text:style-name="P15"><text:tab/><text:span text:style-name="T6">protected</text:span><text:span text:style-name="T8"> String numro;</text:span></text:p>
      <text:p text:style-name="P5"><text:tab/></text:p>
      <text:p text:style-name="P11">Linguaggi<text:span text:style-name="T3">o</text:span></text:p>
      <text:list xml:id="list1270922441931575847" text:style-name="L2">
        <text:list-item>
          <text:p text:style-name="P29">La Sintassi</text:p>
          <text:p text:style-name="P29"><text:s/></text:p>
        </text:list-item>
        <text:list-item>
          <text:p text:style-name="P29">Controlli di Flusso</text:p>
          <text:p text:style-name="P42"><text:span text:style-name="T5">if</text:span>(marcia1&gt;numMarce) marcia = numMarce;</text:p>
          <text:p text:style-name="P43">else if marcia = marcia1;</text:p>
          <text:p text:style-name="P43"/>
          <text:p text:style-name="P43"><text:span text:style-name="T5">switch</text:span>(selezione){</text:p>
          <text:list>
            <text:list-header>
              <text:p text:style-name="P43">case 1 : …. ; break;</text:p>
              <text:p text:style-name="P43">case 2 : …. ; break;</text:p>
              <text:p text:style-name="P43">case x: …. ; break;</text:p>
              <text:p text:style-name="P43">default: …. ; break;</text:p>
            </text:list-header>
          </text:list>
        </text:list-item>
      </text:list>
      <text:p text:style-name="P16"><text:tab/>}</text:p>
      <text:p text:style-name="P16"/>
      <text:list xml:id="list171652199213341" text:continue-numbering="true" text:style-name="L2">
        <text:list-header>
          <text:p text:style-name="P43"><text:span text:style-name="T5">while</text:span>(k!=0){…}</text:p>
          <text:p text:style-name="P43"><text:span text:style-name="T5">do</text:span>{…}<text:span text:style-name="T5">while</text:span>(k==1)</text:p>
          <text:p text:style-name="P43"/>
          <text:p text:style-name="P43"><text:span text:style-name="T5">for</text:span>(int k=max;k&lt;=0;k--){…}</text:p>
          <text:p text:style-name="P36"/>
        </text:list-header>
        <text:list-item>
          <text:p text:style-name="P29">Array</text:p>
          <text:p text:style-name="P44"><text:s/>int [] vettore = { 1,5,7,3,1,4,9};<text:tab/></text:p>
        </text:list-item>
        <text:list-item>
          <text:p text:style-name="P29"><text:soft-page-break/>Enum</text:p>
          <text:p text:style-name="P46">Enum settimana {lunedi,martedi , mercoledi,….}</text:p>
        </text:list-item>
        <text:list-item>
          <text:p text:style-name="P29">Annotations</text:p>
        </text:list-item>
      </text:list>
      <text:p text:style-name="P1"><text:tab/><text:span text:style-name="T16">@test</text:span></text:p>
      <text:p text:style-name="P51"><text:tab/><text:span text:style-name="T38">public void test1(int num, int num2){….}</text:span></text:p>
      <text:p text:style-name="P51"><text:tab/></text:p>
      <text:p text:style-name="P54"><text:tab/><text:span text:style-name="T7">@Deprecated</text:span></text:p>
      <text:p text:style-name="P51"><text:tab/><text:span text:style-name="T39">public void NonEseguire(){….} <text:s/>//metodo da escludere</text:span></text:p>
      <text:p text:style-name="P51"><text:tab/></text:p>
      <text:p text:style-name="P70"><text:span text:style-name="T24">class A{<text:line-break/>void metodo1(){<text:line-break/>System.out.println(“Metodo 1”);<text:line-break/>}<text:line-break/>}<text:line-break/><text:line-break/>class B extends A{<text:line-break/></text:span><text:span text:style-name="T25">@Override</text:span><text:span text:style-name="T24"><text:line-break/>void metodoo1(){<text:line-break/>System.out.println(“Override A.metodo1()”);<text:line-break/>}<text:line-break/>} </text:span></text:p>
      <text:p text:style-name="P51"><text:tab/></text:p>
      <text:p text:style-name="P11">La libreria Math</text:p>
      <text:p text:style-name="P63">double <text:span text:style-name="T35">minore = Maths.</text:span>min (double n1, double n2); </text:p>
      <text:p text:style-name="P63">double <text:span text:style-name="T35">maggiore = Maths.</text:span>max(double n1, double n2); </text:p>
      <text:p text:style-name="P63">double <text:span text:style-name="T34">n3 =Maths.</text:span>pow (double n1, double n2);</text:p>
      <text:p text:style-name="P63">double <text:span text:style-name="T34">n1 = Maths.</text:span>abs(double n1);</text:p>
      <text:p text:style-name="P63">double <text:span text:style-name="T36">casuale = Maths.</text:span>random();</text:p>
      <text:p text:style-name="P63"/>
      <text:p text:style-name="P11">La classe Object</text:p>
      <text:p text:style-name="P68">clone():</text:p>
      <text:p text:style-name="P64">Oggetto ogg = new Oggetto();</text:p>
      <text:p text:style-name="P64"><text:span text:style-name="T37">Object </text:span>ogg2 = ogg.clone();</text:p>
      <text:p text:style-name="P64"/>
      <text:p text:style-name="P68">equals():</text:p>
      <text:p text:style-name="P69">if(ogg.equals(ogg2)){….}</text:p>
      <text:p text:style-name="P69"/>
      <text:p text:style-name="P68">hashCode:</text:p>
      <text:p text:style-name="P69">codiceHash = ogg.hashCode();</text:p>
      <text:p text:style-name="P69"/>
      <text:p text:style-name="P68">toString():</text:p>
      <text:p text:style-name="P64">Integer intero = 58;</text:p>
      <text:p text:style-name="P64">System.out.println(intero.toString());</text:p>
      <text:p text:style-name="P1">Stringhe</text:p>
      <text:p text:style-name="P19"><text:soft-page-break/>String Stringa1 = “Buon”;”</text:p>
      <text:p text:style-name="P19">String Stringa2 = “giorno”;</text:p>
      <text:p text:style-name="P19"><text:s/>Stringa1 = Stringa1 + Stringa2;</text:p>
      <text:p text:style-name="P19">System.out.println(“La stringa dice: ” + Stringa1+”Utente!”);</text:p>
      <text:p text:style-name="P19"/>
      <text:p text:style-name="P1">Date</text:p>
      <text:p text:style-name="P4"><text:tab/><text:span text:style-name="T18">Date d1 = new Date();</text:span></text:p>
      <text:p text:style-name="P18"><text:s text:c="8"/><text:tab/>SimpleDateFormat sdf = new SimpleDateFormat("dd MMMM YYYY <text:s/>hh:mm:ss");</text:p>
      <text:p text:style-name="P18"><text:s text:c="8"/><text:tab/>System.out.println("Current:" + sdf.format(d1));</text:p>
      <text:p text:style-name="P18"><text:tab/></text:p>
      <text:p text:style-name="P18"><text:tab/>Calendar c = new GregorianCalendar();</text:p>
      <text:p text:style-name="P18"><text:s text:c="7"/><text:tab/> c.set(c.YEAR, 1972);</text:p>
      <text:p text:style-name="P7"/>
      <text:p text:style-name="P1">Collections</text:p>
      <text:list xml:id="list171653891262446" text:continue-numbering="true" text:style-name="L2">
        <text:list-header>
          <text:p text:style-name="P26">ArrayList lista <text:s/>= new ArrayList();</text:p>
          <text:p text:style-name="P47"><text:s text:c="8"/>lista.add("Osvaldo");</text:p>
          <text:p text:style-name="P47"><text:s text:c="8"/>lista.add("Paolino");</text:p>
          <text:p text:style-name="P47"><text:s text:c="8"/>lista.add("Rocchetta");</text:p>
        </text:list-header>
      </text:list>
      <text:p text:style-name="P1">Iterator</text:p>
      <text:p text:style-name="P62">Iterator it = lista.iterator();</text:p>
      <text:p text:style-name="P53"><text:s text:c="3"/><text:span text:style-name="T31">while(it.hasNext()){</text:span></text:p>
      <text:p text:style-name="P53"><text:tab/><text:span text:style-name="T32">Object nome = it.next();</text:span></text:p>
      <text:p text:style-name="P53"><text:tab/><text:span text:style-name="T31">System.out.println(nome);</text:span></text:p>
      <text:p text:style-name="P53"><text:span text:style-name="T31"><text:tab/>}</text:span></text:p>
      <text:p text:style-name="P34">Foreach</text:p>
      <text:p text:style-name="P3"><text:tab/><text:span text:style-name="T15">for</text:span><text:span text:style-name="T19">(int contenutoArray : array ){ <text:s text:c="3"/></text:span></text:p>
      <text:p text:style-name="P17"><text:tab/><text:tab/>System.out.println(contenutoArray); </text:p>
      <text:p text:style-name="P17"><text:tab/><text:tab/> }</text:p>
      <text:p text:style-name="P1">Generics</text:p>
      <text:p text:style-name="P13"><text:tab/><text:span text:style-name="T27">public class Bottle&lt;K&gt; {</text:span></text:p>
      <text:p text:style-name="P24"><text:s/><text:tab/> <text:s text:c="2"/>private K contenuto;</text:p>
      <text:p text:style-name="P24"><text:tab/>public Bottle(K t){</text:p>
      <text:p text:style-name="P24"><text:tab/><text:tab/> <text:s/>contenuto = t;</text:p>
      <text:p text:style-name="P24"><text:tab/>}</text:p>
      <text:p text:style-name="P24"><text:s text:c="4"/><text:tab/>public K getContenuto(){ return contenuto;}</text:p>
      <text:p text:style-name="P24"/>
      <text:p text:style-name="P24"><text:s text:c="2"/>public static void main(String[] args) {</text:p>
      <text:p text:style-name="P24"><text:s text:c="8"/>Bottle&lt;Acqua&gt; bottiglia1 = new Bottle&lt;Acqua&gt;(new Acqua());</text:p>
      <text:p text:style-name="P24"><text:s text:c="8"/>Braccio arm = new Braccio();</text:p>
      <text:p text:style-name="P24"><text:s text:c="8"/>arm.TakeBottle(bottiglia1);</text:p>
      <text:p text:style-name="P24">public class Braccio {</text:p>
      <text:p text:style-name="P24"><text:soft-page-break/><text:s text:c="4"/>public void TakeBottle(Bottle&lt;?&gt; bottiglia){</text:p>
      <text:p text:style-name="P24"><text:s text:c="5"/>System.out.println("Ho preso la lattina con "+bottiglia.getContenuto());</text:p>
      <text:p text:style-name="P24"><text:s text:c="4"/>}</text:p>
      <text:p text:style-name="P24">}</text:p>
      <text:p text:style-name="P1">Map</text:p>
      <text:p text:style-name="P8"><text:s/><text:span text:style-name="T10"><text:s text:c="2"/>HashMap&lt;String, String &gt; rubrica = new HashMap&lt;String, String&gt;();</text:span></text:p>
      <text:p text:style-name="P22"><text:s text:c="10"/>rubrica.put("Giacomo","34036548");</text:p>
      <text:p text:style-name="P22"><text:s text:c="8"/>rubrica.put("Luca","3692489");</text:p>
      <text:p text:style-name="P22"><text:s text:c="8"/>rubrica.put("Paolo","054665899");</text:p>
      <text:p text:style-name="P22"><text:s text:c="9"/>System.out.println(rubrica.get("Paolo"); </text:p>
      <text:p text:style-name="P22"/>
      <text:p text:style-name="P11">Le Eccezioni</text:p>
      <text:list xml:id="list5295501287012487108" text:style-name="L3">
        <text:list-item>
          <text:p text:style-name="P30">La gestione degli errori</text:p>
          <text:list>
            <text:list-header>
              <text:p text:style-name="P45"><text:s/>try{System.out.println(paolo[k]);}</text:p>
              <text:p text:style-name="P45"><text:s/>catch(ArrayIndexOutOfBoundsException exception){</text:p>
              <text:list>
                <text:list-header>
                  <text:p text:style-name="P45"><text:s text:c="6"/>System.out.println("errore");</text:p>
                </text:list-header>
              </text:list>
              <text:p text:style-name="P45"><text:tab/> <text:s text:c="6"/>System.out.flush();</text:p>
              <text:p text:style-name="P45"><text:tab/> <text:s text:c="7"/>k=0;</text:p>
              <text:p text:style-name="P45"><text:tab/> <text:s text:c="6"/>break;</text:p>
              <text:p text:style-name="P45"><text:s text:c="8"/>}</text:p>
              <text:p text:style-name="P45"><text:s text:c="8"/>finally{ <text:s/>System.out.println("codice che esegue a prescindere"); }</text:p>
              <text:p text:style-name="P45"/>
            </text:list-header>
          </text:list>
        </text:list-item>
        <text:list-item>
          <text:p text:style-name="P30">Checked e unchecked</text:p>
          <text:p text:style-name="P48">try{ System.out.println(“prova ad eseguire questo codice”); <text:s/>}</text:p>
          <text:p text:style-name="P48"><text:s/>catch(Exception err){</text:p>
          <text:list>
            <text:list-header>
              <text:p text:style-name="P48">System.out.println(“Ci sono degli errori: \n”);</text:p>
              <text:p text:style-name="P48">err.printStackTrace();</text:p>
              <text:p text:style-name="P48">}</text:p>
            </text:list-header>
          </text:list>
          <text:p text:style-name="P48">finally {//Codice eseguito sempre }</text:p>
          <text:p text:style-name="P48"/>
        </text:list-item>
        <text:list-item>
          <text:p text:style-name="P30">Eccezioni ed ereditarietà</text:p>
          <text:p text:style-name="P49">try{}</text:p>
          <text:list>
            <text:list-item>
              <text:list>
                <text:list-header>
                  <text:p text:style-name="P49">catch(FileNotFoundException FnFe){}</text:p>
                </text:list-header>
              </text:list>
              <text:p text:style-name="P49">catch(IOException Ioe){}</text:p>
            </text:list-item>
          </text:list>
          <text:p text:style-name="P49">catch(Exception ex){}</text:p>
          <text:p text:style-name="P37"/>
        </text:list-item>
      </text:list>
      <text:p text:style-name="P11">JavaDoc</text:p>
      <text:list xml:id="list1087953979142769126" text:style-name="L4">
        <text:list-item>
          <text:p text:style-name="P31">Sintassi</text:p>
          <text:p text:style-name="P52">/** <text:s/><text:span text:style-name="T28">inizio JavaDoc</text:span></text:p>
          <text:p text:style-name="P50">@ <text:s/>etichetta descrizione</text:p>
        </text:list-item>
        <text:list-item>
          <text:p text:style-name="P31">Esempio</text:p>
          <text:p text:style-name="P67"><text:soft-page-break/>/**</text:p>
          <text:p text:style-name="P25"><text:a xlink:type="simple" xlink:href="mailto:*@author" text:style-name="Internet_20_link" text:visited-style-name="Visited_20_Internet_20_Link"><text:span text:style-name="T22">@author</text:span></text:a><text:span text:style-name="T23"> matteo</text:span></text:p>
          <text:p text:style-name="P31"><text:a xlink:type="simple" xlink:href="mailto:*@version" text:style-name="Internet_20_link" text:visited-style-name="Visited_20_Internet_20_Link"><text:span text:style-name="T20">*</text:span></text:a><text:a xlink:type="simple" xlink:href="mailto:*@version" text:style-name="Internet_20_link" text:visited-style-name="Visited_20_Internet_20_Link">@version</text:a><text:span text:style-name="T21"> 2.5.1</text:span></text:p>
          <text:p text:style-name="P67">*/</text:p>
        </text:list-item>
      </text:list>
      <text:p text:style-name="P40">IO</text:p>
      <text:list xml:id="list8785268698279320485" text:style-name="L5">
        <text:list-item>
          <text:p text:style-name="P32">Stream</text:p>
          <text:p text:style-name="P38"><text:s/><text:span text:style-name="T10">InputStream is = new FileInputStream("test-byte.txt");</text:span></text:p>
          <text:p text:style-name="P55"><text:s text:c="9"/>os.write(b, 0, 5);</text:p>
          <text:p text:style-name="P55"><text:s text:c="9"/>for (int i = 0; i &lt; 8; i++) {</text:p>
          <text:p text:style-name="P55"><text:s text:c="12"/>System.out.print("" + (char) is.read());</text:p>
          <text:p text:style-name="P55"><text:s text:c="8"/>}</text:p>
          <text:p text:style-name="P55"/>
        </text:list-item>
      </text:list>
      <text:p text:style-name="P21">String[] stringhe = {"uno", "due", "tre", "quattro", "cinque"};</text:p>
      <text:p text:style-name="P20"><text:tab/> <text:s/>FileWriter scrivi = new FileWriter(nomeFile);</text:p>
      <text:p text:style-name="P20"><text:s text:c="24"/>scrivi.write("Testo stringhe \n");</text:p>
      <text:p text:style-name="P20"><text:s text:c="24"/>for (String str: stringhe) {</text:p>
      <text:p text:style-name="P20"><text:s text:c="28"/>scrivi.write(str + "\n");</text:p>
      <text:p text:style-name="P20"><text:s text:c="24"/>}</text:p>
      <text:list xml:id="list171653054054723" text:continue-numbering="true" text:style-name="L5">
        <text:list-item>
          <text:p text:style-name="P32">Serializzazione</text:p>
          <text:p text:style-name="P56">CreaOggetto pippo = new CreaOggetto(“nutella”,”nocciola”);</text:p>
          <text:p text:style-name="P56">try {</text:p>
          <text:list>
            <text:list-header>
              <text:p text:style-name="P56">FileOutputStream file= new FileOutputStream("FileOStream.txt");</text:p>
              <text:p text:style-name="P56">ObjectOutputStream os = new ObjectOutputStream(file);</text:p>
              <text:p text:style-name="P56">os.writeObject(pippo);</text:p>
              <text:p text:style-name="P56">os.flush();</text:p>
              <text:p text:style-name="P56">os.close();</text:p>
              <text:p text:style-name="P56">}</text:p>
            </text:list-header>
          </text:list>
        </text:list-item>
      </text:list>
      <text:p text:style-name="P41">JUNIT</text:p>
      <text:p text:style-name="P10"><text:s text:c="4"/><text:span text:style-name="T10">package com.javacodegeeks.junit;</text:span></text:p>
      <text:p text:style-name="P23"><text:s text:c="4"/>import static org.junit.Assert.*;</text:p>
      <text:p text:style-name="P23"><text:s text:c="4"/>import org.junit.Test;</text:p>
      <text:p text:style-name="P23"><text:s text:c="4"/>public class CalculateTest {</text:p>
      <text:p text:style-name="P23"><text:s text:c="8"/>Calculate calcolo = new Calculate();</text:p>
      <text:p text:style-name="P23"><text:s text:c="8"/>int somma = calcolo.somma(8,4);</text:p>
      <text:p text:style-name="P23"><text:s text:c="8"/>int testSomma =12 ;</text:p>
      <text:p text:style-name="P23"><text:s text:c="8"/>@Test</text:p>
      <text:p text:style-name="P23"><text:s text:c="8"/>public void TestSomma(){</text:p>
      <text:p text:style-name="P23"><text:s text:c="12"/>System.out.println(“Test Junit:” + somma + “ = “ + testSomma);</text:p>
      <text:p text:style-name="P23"><text:s text:c="12"/>assertEquals(somma, testSomma); <text:s text:c="7"/></text:p>
      <text:p text:style-name="P23"><text:s text:c="8"/>}</text:p>
      <text:p text:style-name="P9">MAVEN</text:p>
      <text:p text:style-name="P11"><text:soft-page-break/>JDBC</text:p>
      <text:list xml:id="list3152602103438487684" text:style-name="L6">
        <text:list-item>
          <text:p text:style-name="P33">Usare JDBC<text:span text:style-name="T1"> </text:span><text:span text:style-name="T2">e </text:span>Connessione al DataBase</text:p>
          <text:p text:style-name="P57">impostazione driver: <text:s/>Class.forName(“nome driver”);</text:p>
          <text:p text:style-name="P57">connessione: Connection conn : DriverManager.getConnection (indirizzo db, usr, password);</text:p>
        </text:list-item>
        <text:list-item>
          <text:p text:style-name="P33">Tipi di query</text:p>
          <text:p text:style-name="P58">SELECT , INSERT e UPDATE</text:p>
          <text:p text:style-name="P58">Statement, PreparedStatement</text:p>
        </text:list-item>
        <text:list-item>
          <text:p text:style-name="P33">ResultSet</text:p>
          <text:p text:style-name="P59">Statement st = conn.createStatement();</text:p>
          <text:p text:style-name="P59">ResultSet rs = st.executeQuery(comando SQL);</text:p>
          <text:p text:style-name="P59">while(rs.next()){<text:span text:style-name="T30">System.out.println(rs.getString());</text:span> <text:s text:c="2"/>}</text:p>
        </text:list-item>
        <text:list-item>
          <text:p text:style-name="P33">Eccezioni</text:p>
          <text:p text:style-name="P60">SQLException, SQLWarning</text:p>
          <text:p text:style-name="P66">try{….}</text:p>
          <text:p text:style-name="P66">catch(SQLException){….}</text:p>
          <text:p text:style-name="P66">catch(SQLWarning){….}</text:p>
        </text:list-item>
        <text:list-item>
          <text:p text:style-name="P33">Tipi di dato</text:p>
          <text:p text:style-name="P61"><text:s/>CHAR,VARCHAR, LONGVARCHAR, BIGINT, INTEGER, <text:span text:style-name="T29">FLOAT, </text:span>DOUBLE….</text:p>
          <text:p text:style-name="P6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Predefinito" style:family="paragraph" style:default-outline-level="">
      <style:paragraph-properties fo:margin-left="0cm" fo:margin-right="0cm" fo:margin-top="0.3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ggetto_20_con_20_punta_20_di_20_freccia" style:display-name="Oggetto con punta di freccia" style:family="paragraph" style:parent-style-name="Predefinito" style:default-outline-level="">
      <style:paragraph-properties fo:margin-left="0cm" fo:margin-right="0cm" fo:margin-top="0.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normal" style:font-size-asian="34pt" style:font-style-asian="normal" style:font-weight-asian="normal" style:text-emphasize="none"/>
    </style:style>
    <style:style style:name="Oggetto_20_con_20_ombra" style:display-name="Oggetto con ombra" style:family="paragraph" style:parent-style-name="Predefinito" style:default-outline-level="">
      <style:paragraph-properties fo:margin-left="0cm" fo:margin-right="0cm" fo:margin-top="0.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normal" style:font-size-asian="34pt" style:font-style-asian="normal" style:font-weight-asian="normal" style:text-emphasize="none"/>
    </style:style>
    <style:style style:name="Oggetto_20_senza_20_riempimento" style:display-name="Oggetto senza riempimento" style:family="paragraph" style:parent-style-name="Predefinito" style:default-outline-level="">
      <style:paragraph-properties fo:margin-left="0cm" fo:margin-right="0cm" fo:margin-top="0.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normal" style:font-size-asian="34pt" style:font-style-asian="normal" style:font-weight-asian="normal" style:text-emphasize="none"/>
    </style:style>
    <style:style style:name="Oggetto_20_senza_20_riempimento_20_e_20_linee" style:display-name="Oggetto senza riempimento e linee" style:family="paragraph" style:parent-style-name="Predefinito" style:default-outline-level="">
      <style:paragraph-properties fo:margin-left="0cm" fo:margin-right="0cm" fo:margin-top="0.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normal" style:font-size-asian="34pt" style:font-style-asian="normal" style:font-weight-asian="normal" style:text-emphasize="none"/>
    </style:style>
    <style:style style:name="Corpo_20_testo" style:display-name="Corpo testo" style:family="paragraph" style:parent-style-name="Predefinito" style:default-outline-level="">
      <style:paragraph-properties fo:margin-left="0cm" fo:margin-right="0cm" fo:margin-top="0.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normal" style:font-size-asian="34pt" style:font-style-asian="normal" style:font-weight-asian="normal" style:text-emphasize="none"/>
    </style:style>
    <style:style style:name="Corpo_20_testo_20_giustificato" style:display-name="Corpo testo giustificato" style:family="paragraph" style:parent-style-name="Predefinito" style:default-outline-level="">
      <style:paragraph-properties fo:margin-left="0cm" fo:margin-right="0cm" fo:margin-top="0.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normal" style:font-size-asian="34pt" style:font-style-asian="normal" style:font-weight-asian="normal" style:text-emphasize="none"/>
    </style:style>
    <style:style style:name="Titolo1" style:family="paragraph" style:parent-style-name="Predefinito" style:default-outline-level="">
      <style:paragraph-properties fo:margin-left="0cm" fo:margin-right="0cm" fo:margin-top="0.3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normal" style:font-size-asian="34pt" style:font-style-asian="normal" style:font-weight-asian="normal" style:text-emphasize="none"/>
    </style:style>
    <style:style style:name="Titolo2" style:family="paragraph" style:parent-style-name="Predefinito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normal" style:font-size-asian="34pt" style:font-style-asian="normal" style:font-weight-asian="normal" style:text-emphasize="none"/>
    </style:style>
    <style:style style:name="Intestazione1" style:family="paragraph" style:parent-style-name="Predefinito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normal" style:font-size-asian="34pt" style:font-style-asian="normal" style:font-weight-asian="normal" style:text-emphasize="none"/>
    </style:style>
    <style:style style:name="Intestazione2" style:family="paragraph" style:parent-style-name="Predefinito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normal" style:font-size-asian="34pt" style:font-style-asian="normal" style:font-weight-asian="normal" style:text-emphasize="none"/>
    </style:style>
    <style:style style:name="Linea_20_di_20_quotatura" style:display-name="Linea di quotatura" style:family="paragraph" style:parent-style-name="Predefinito" style:default-outline-level="">
      <style:paragraph-properties fo:margin-left="0cm" fo:margin-right="0cm" fo:margin-top="0.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normal" style:font-size-asian="34pt" style:font-style-asian="normal" style:font-weight-asian="normal" style:text-emphasize="none"/>
    </style:style>
    <style:style style:name="Predefinito_7e_LT_7e_Gliederung_20_1" style:display-name="Predefinito~LT~Gliederung 1" style:family="paragraph" style:default-outline-level="">
      <style:paragraph-properties fo:margin-left="0cm" fo:margin-right="0cm" fo:margin-top="0.256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75cm"/>
          <style:tab-stop style:position="4.551cm"/>
          <style:tab-stop style:position="7.35cm"/>
          <style:tab-stop style:position="10.151cm"/>
          <style:tab-stop style:position="12.95cm"/>
          <style:tab-stop style:position="15.752cm"/>
          <style:tab-stop style:position="18.551cm"/>
          <style:tab-stop style:position="21.352cm"/>
          <style:tab-stop style:position="24.151cm"/>
          <style:tab-stop style:position="26.952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Gliederung_20_2" style:display-name="Predefinito~LT~Gliederung 2" style:family="paragraph" style:parent-style-name="Predefinito_7e_LT_7e_Gliederung_20_1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524cm"/>
          <style:tab-stop style:position="3.323cm"/>
          <style:tab-stop style:position="6.124cm"/>
          <style:tab-stop style:position="8.925cm"/>
          <style:tab-stop style:position="11.725cm"/>
          <style:tab-stop style:position="14.526cm"/>
          <style:tab-stop style:position="17.325cm"/>
          <style:tab-stop style:position="20.124cm"/>
          <style:tab-stop style:position="22.925cm"/>
          <style:tab-stop style:position="25.72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edefinito_7e_LT_7e_Gliederung_20_3" style:display-name="Predefinito~LT~Gliederung 3" style:family="paragraph" style:parent-style-name="Predefinito_7e_LT_7e_Gliederung_20_2" style:default-outline-level="">
      <style:paragraph-properties fo:margin-left="0cm" fo:margin-right="0cm" fo:margin-top="0.18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  <style:tab-stop style:position="24.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text-emphasize="none"/>
    </style:style>
    <style:style style:name="Predefinito_7e_LT_7e_Gliederung_20_4" style:display-name="Predefinito~LT~Gliederung 4" style:family="paragraph" style:parent-style-name="Predefinito_7e_LT_7e_Gliederung_20_3" style:default-outline-level="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cm"/>
          <style:tab-stop style:position="3.501cm"/>
          <style:tab-stop style:position="6.301cm"/>
          <style:tab-stop style:position="9.102cm"/>
          <style:tab-stop style:position="11.901cm"/>
          <style:tab-stop style:position="14.702cm"/>
          <style:tab-stop style:position="17.501cm"/>
          <style:tab-stop style:position="20.302cm"/>
          <style:tab-stop style:position="23.102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redefinito_7e_LT_7e_Gliederung_20_5" style:display-name="Predefinito~LT~Gliederung 5" style:family="paragraph" style:parent-style-name="Predefinito_7e_LT_7e_Gliederung_20_4" style:default-outline-level="">
      <style:paragraph-properties fo:margin-left="0cm" fo:margin-right="0cm" fo:margin-top="0.13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font-style="normal" fo:text-shadow="none" style:text-underline-style="none" fo:font-weight="normal" style:font-size-asian="15pt" style:font-style-asian="normal" style:font-weight-asian="normal" style:text-emphasize="none"/>
    </style:style>
    <style:style style:name="Predefinito_7e_LT_7e_Gliederung_20_6" style:display-name="Predefinito~LT~Gliederung 6" style:family="paragraph" style:parent-style-name="Predefinito_7e_LT_7e_Gliederung_20_5" style:default-outline-level="">
      <style:paragraph-properties fo:margin-left="0cm" fo:margin-right="0cm" fo:margin-top="0.13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font-style="normal" fo:text-shadow="none" style:text-underline-style="none" fo:font-weight="normal" style:font-size-asian="15pt" style:font-style-asian="normal" style:font-weight-asian="normal" style:text-emphasize="none"/>
    </style:style>
    <style:style style:name="Predefinito_7e_LT_7e_Gliederung_20_7" style:display-name="Predefinito~LT~Gliederung 7" style:family="paragraph" style:parent-style-name="Predefinito_7e_LT_7e_Gliederung_20_6" style:default-outline-level="">
      <style:paragraph-properties fo:margin-left="0cm" fo:margin-right="0cm" fo:margin-top="0.13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font-style="normal" fo:text-shadow="none" style:text-underline-style="none" fo:font-weight="normal" style:font-size-asian="15pt" style:font-style-asian="normal" style:font-weight-asian="normal" style:text-emphasize="none"/>
    </style:style>
    <style:style style:name="Predefinito_7e_LT_7e_Gliederung_20_8" style:display-name="Predefinito~LT~Gliederung 8" style:family="paragraph" style:parent-style-name="Predefinito_7e_LT_7e_Gliederung_20_7" style:default-outline-level="">
      <style:paragraph-properties fo:margin-left="0cm" fo:margin-right="0cm" fo:margin-top="0.13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font-style="normal" fo:text-shadow="none" style:text-underline-style="none" fo:font-weight="normal" style:font-size-asian="15pt" style:font-style-asian="normal" style:font-weight-asian="normal" style:text-emphasize="none"/>
    </style:style>
    <style:style style:name="Predefinito_7e_LT_7e_Gliederung_20_9" style:display-name="Predefinito~LT~Gliederung 9" style:family="paragraph" style:parent-style-name="Predefinito_7e_LT_7e_Gliederung_20_8" style:default-outline-level="">
      <style:paragraph-properties fo:margin-left="0cm" fo:margin-right="0cm" fo:margin-top="0.13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font-style="normal" fo:text-shadow="none" style:text-underline-style="none" fo:font-weight="normal" style:font-size-asian="15pt" style:font-style-asian="normal" style:font-weight-asian="normal" style:text-emphasize="none"/>
    </style:style>
    <style:style style:name="Predefinito_7e_LT_7e_Titel" style:display-name="Predefinito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799cm"/>
          <style:tab-stop style:position="5.6cm"/>
          <style:tab-stop style:position="8.4cm"/>
          <style:tab-stop style:position="11.201cm"/>
          <style:tab-stop style:position="14cm"/>
          <style:tab-stop style:position="16.801cm"/>
          <style:tab-stop style:position="19.6cm"/>
          <style:tab-stop style:position="22.401cm"/>
          <style:tab-stop style:position="25.201cm"/>
          <style:tab-stop style:position="28.002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7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7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Untertitel" style:display-name="Predefinito~LT~Untertitel" style:family="paragraph" style:default-outline-level="">
      <style:paragraph-properties fo:margin-left="0cm" fo:margin-right="0cm" fo:margin-top="0.256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799cm"/>
          <style:tab-stop style:position="5.6cm"/>
          <style:tab-stop style:position="8.4cm"/>
          <style:tab-stop style:position="11.201cm"/>
          <style:tab-stop style:position="14cm"/>
          <style:tab-stop style:position="16.801cm"/>
          <style:tab-stop style:position="19.6cm"/>
          <style:tab-stop style:position="22.401cm"/>
          <style:tab-stop style:position="25.201cm"/>
          <style:tab-stop style:position="28.002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Notizen" style:display-name="Predefinito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Hintergrundobjekte" style:display-name="Predefinito~LT~Hintergrundobjekte" style:family="paragraph" style:default-outline-level="">
      <style:paragraph-properties fo:margin-left="0cm" fo:margin-right="0cm" fo:margin-top="0.3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Verdana" fo:font-family="Verdana" style:font-family-generic="roman" style:font-pitch="variable" fo:font-size="3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finito_7e_LT_7e_Hintergrund" style:display-name="Predefinit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ggetti_20_di_20_sfondo" style:display-name="Oggetti di sfondo" style:family="paragraph" style:default-outline-level="">
      <style:paragraph-properties fo:margin-left="0cm" fo:margin-right="0cm" fo:margin-top="0.3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Verdana" fo:font-family="Verdana" style:font-family-generic="roman" style:font-pitch="variable" fo:font-size="3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fo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ttura_20_1" style:display-name="Struttura 1" style:family="paragraph" style:default-outline-level="">
      <style:paragraph-properties fo:margin-left="0cm" fo:margin-right="0cm" fo:margin-top="0.256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75cm"/>
          <style:tab-stop style:position="4.551cm"/>
          <style:tab-stop style:position="7.35cm"/>
          <style:tab-stop style:position="10.151cm"/>
          <style:tab-stop style:position="12.95cm"/>
          <style:tab-stop style:position="15.752cm"/>
          <style:tab-stop style:position="18.551cm"/>
          <style:tab-stop style:position="21.352cm"/>
          <style:tab-stop style:position="24.151cm"/>
          <style:tab-stop style:position="26.952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ttura_20_2" style:display-name="Struttura 2" style:family="paragraph" style:parent-style-name="Struttura_20_1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524cm"/>
          <style:tab-stop style:position="3.323cm"/>
          <style:tab-stop style:position="6.124cm"/>
          <style:tab-stop style:position="8.925cm"/>
          <style:tab-stop style:position="11.725cm"/>
          <style:tab-stop style:position="14.526cm"/>
          <style:tab-stop style:position="17.325cm"/>
          <style:tab-stop style:position="20.124cm"/>
          <style:tab-stop style:position="22.925cm"/>
          <style:tab-stop style:position="25.72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ruttura_20_3" style:display-name="Struttura 3" style:family="paragraph" style:parent-style-name="Struttura_20_2" style:default-outline-level="">
      <style:paragraph-properties fo:margin-left="0cm" fo:margin-right="0cm" fo:margin-top="0.18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  <style:tab-stop style:position="24.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text-emphasize="none"/>
    </style:style>
    <style:style style:name="Struttura_20_4" style:display-name="Struttura 4" style:family="paragraph" style:parent-style-name="Struttura_20_3" style:default-outline-level="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cm"/>
          <style:tab-stop style:position="3.501cm"/>
          <style:tab-stop style:position="6.301cm"/>
          <style:tab-stop style:position="9.102cm"/>
          <style:tab-stop style:position="11.901cm"/>
          <style:tab-stop style:position="14.702cm"/>
          <style:tab-stop style:position="17.501cm"/>
          <style:tab-stop style:position="20.302cm"/>
          <style:tab-stop style:position="23.102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truttura_20_5" style:display-name="Struttura 5" style:family="paragraph" style:parent-style-name="Struttura_20_4" style:default-outline-level="">
      <style:paragraph-properties fo:margin-left="0cm" fo:margin-right="0cm" fo:margin-top="0.13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font-style="normal" fo:text-shadow="none" style:text-underline-style="none" fo:font-weight="normal" style:font-size-asian="15pt" style:font-style-asian="normal" style:font-weight-asian="normal" style:text-emphasize="none"/>
    </style:style>
    <style:style style:name="Struttura_20_6" style:display-name="Struttura 6" style:family="paragraph" style:parent-style-name="Struttura_20_5" style:default-outline-level="">
      <style:paragraph-properties fo:margin-left="0cm" fo:margin-right="0cm" fo:margin-top="0.13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font-style="normal" fo:text-shadow="none" style:text-underline-style="none" fo:font-weight="normal" style:font-size-asian="15pt" style:font-style-asian="normal" style:font-weight-asian="normal" style:text-emphasize="none"/>
    </style:style>
    <style:style style:name="Struttura_20_7" style:display-name="Struttura 7" style:family="paragraph" style:parent-style-name="Struttura_20_6" style:default-outline-level="">
      <style:paragraph-properties fo:margin-left="0cm" fo:margin-right="0cm" fo:margin-top="0.13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font-style="normal" fo:text-shadow="none" style:text-underline-style="none" fo:font-weight="normal" style:font-size-asian="15pt" style:font-style-asian="normal" style:font-weight-asian="normal" style:text-emphasize="none"/>
    </style:style>
    <style:style style:name="Struttura_20_8" style:display-name="Struttura 8" style:family="paragraph" style:parent-style-name="Struttura_20_7" style:default-outline-level="">
      <style:paragraph-properties fo:margin-left="0cm" fo:margin-right="0cm" fo:margin-top="0.13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font-style="normal" fo:text-shadow="none" style:text-underline-style="none" fo:font-weight="normal" style:font-size-asian="15pt" style:font-style-asian="normal" style:font-weight-asian="normal" style:text-emphasize="none"/>
    </style:style>
    <style:style style:name="Struttura_20_9" style:display-name="Struttura 9" style:family="paragraph" style:parent-style-name="Struttura_20_8" style:default-outline-level="">
      <style:paragraph-properties fo:margin-left="0cm" fo:margin-right="0cm" fo:margin-top="0.13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font-style="normal" fo:text-shadow="none" style:text-underline-style="none" fo:font-weight="normal" style:font-size-asian="15pt" style:font-style-asian="normal" style:font-weight-asian="normal" style:text-emphasize="none"/>
    </style:style>
    <style:style style:name="Titolo1_7e_LT_7e_Gliederung_20_1" style:display-name="Titolo1~LT~Gliederung 1" style:family="paragraph" style:default-outline-level="">
      <style:paragraph-properties fo:margin-left="0cm" fo:margin-right="0cm" fo:margin-top="0.30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75cm"/>
          <style:tab-stop style:position="4.551cm"/>
          <style:tab-stop style:position="7.35cm"/>
          <style:tab-stop style:position="10.151cm"/>
          <style:tab-stop style:position="12.95cm"/>
          <style:tab-stop style:position="15.752cm"/>
          <style:tab-stop style:position="18.551cm"/>
          <style:tab-stop style:position="21.352cm"/>
          <style:tab-stop style:position="24.151cm"/>
          <style:tab-stop style:position="26.952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1_7e_LT_7e_Gliederung_20_2" style:display-name="Titolo1~LT~Gliederung 2" style:family="paragraph" style:parent-style-name="Titolo1_7e_LT_7e_Gliederung_20_1" style:default-outline-level="">
      <style:paragraph-properties fo:margin-left="0cm" fo:margin-right="0cm" fo:margin-top="0.27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524cm"/>
          <style:tab-stop style:position="3.323cm"/>
          <style:tab-stop style:position="6.124cm"/>
          <style:tab-stop style:position="8.925cm"/>
          <style:tab-stop style:position="11.725cm"/>
          <style:tab-stop style:position="14.526cm"/>
          <style:tab-stop style:position="17.325cm"/>
          <style:tab-stop style:position="20.124cm"/>
          <style:tab-stop style:position="22.925cm"/>
          <style:tab-stop style:position="25.72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pt" fo:font-style="normal" fo:text-shadow="none" style:text-underline-style="none" fo:font-weight="normal" style:letter-kerning="true" style:font-size-asian="31pt" style:font-style-asian="normal" style:font-weight-asian="normal" style:text-emphasize="none"/>
    </style:style>
    <style:style style:name="Titolo1_7e_LT_7e_Gliederung_20_3" style:display-name="Titolo1~LT~Gliederung 3" style:family="paragraph" style:parent-style-name="Titolo1_7e_LT_7e_Gliederung_20_2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  <style:tab-stop style:position="24.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olo1_7e_LT_7e_Gliederung_20_4" style:display-name="Titolo1~LT~Gliederung 4" style:family="paragraph" style:parent-style-name="Titolo1_7e_LT_7e_Gliederung_20_3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cm"/>
          <style:tab-stop style:position="3.501cm"/>
          <style:tab-stop style:position="6.301cm"/>
          <style:tab-stop style:position="9.102cm"/>
          <style:tab-stop style:position="11.901cm"/>
          <style:tab-stop style:position="14.702cm"/>
          <style:tab-stop style:position="17.501cm"/>
          <style:tab-stop style:position="20.302cm"/>
          <style:tab-stop style:position="23.102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olo1_7e_LT_7e_Gliederung_20_5" style:display-name="Titolo1~LT~Gliederung 5" style:family="paragraph" style:parent-style-name="Titolo1_7e_LT_7e_Gliederung_20_4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olo1_7e_LT_7e_Gliederung_20_6" style:display-name="Titolo1~LT~Gliederung 6" style:family="paragraph" style:parent-style-name="Titolo1_7e_LT_7e_Gliederung_20_5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olo1_7e_LT_7e_Gliederung_20_7" style:display-name="Titolo1~LT~Gliederung 7" style:family="paragraph" style:parent-style-name="Titolo1_7e_LT_7e_Gliederung_20_6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olo1_7e_LT_7e_Gliederung_20_8" style:display-name="Titolo1~LT~Gliederung 8" style:family="paragraph" style:parent-style-name="Titolo1_7e_LT_7e_Gliederung_20_7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olo1_7e_LT_7e_Gliederung_20_9" style:display-name="Titolo1~LT~Gliederung 9" style:family="paragraph" style:parent-style-name="Titolo1_7e_LT_7e_Gliederung_20_8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olo1_7e_LT_7e_Titel" style:display-name="Titolo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799cm"/>
          <style:tab-stop style:position="5.6cm"/>
          <style:tab-stop style:position="8.4cm"/>
          <style:tab-stop style:position="11.201cm"/>
          <style:tab-stop style:position="14cm"/>
          <style:tab-stop style:position="16.801cm"/>
          <style:tab-stop style:position="19.6cm"/>
          <style:tab-stop style:position="22.401cm"/>
          <style:tab-stop style:position="25.201cm"/>
          <style:tab-stop style:position="28.002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9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1_7e_LT_7e_Untertitel" style:display-name="Titolo1~LT~Untertitel" style:family="paragraph" style:default-outline-level="">
      <style:paragraph-properties fo:margin-left="0cm" fo:margin-right="0cm" fo:margin-top="0.30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799cm"/>
          <style:tab-stop style:position="5.6cm"/>
          <style:tab-stop style:position="8.4cm"/>
          <style:tab-stop style:position="11.201cm"/>
          <style:tab-stop style:position="14cm"/>
          <style:tab-stop style:position="16.801cm"/>
          <style:tab-stop style:position="19.6cm"/>
          <style:tab-stop style:position="22.401cm"/>
          <style:tab-stop style:position="25.201cm"/>
          <style:tab-stop style:position="28.002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1_7e_LT_7e_Notizen" style:display-name="Titolo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1_7e_LT_7e_Hintergrundobjekte" style:display-name="Titolo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1_7e_LT_7e_Hintergrund" style:display-name="Titolo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2_7e_LT_7e_Gliederung_20_1" style:display-name="Titolo2~LT~Gliederung 1" style:family="paragraph" style:default-outline-level="">
      <style:paragraph-properties fo:margin-left="0cm" fo:margin-right="0cm" fo:margin-top="0.256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75cm"/>
          <style:tab-stop style:position="4.551cm"/>
          <style:tab-stop style:position="7.35cm"/>
          <style:tab-stop style:position="10.151cm"/>
          <style:tab-stop style:position="12.95cm"/>
          <style:tab-stop style:position="15.752cm"/>
          <style:tab-stop style:position="18.551cm"/>
          <style:tab-stop style:position="21.352cm"/>
          <style:tab-stop style:position="24.151cm"/>
          <style:tab-stop style:position="26.952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2_7e_LT_7e_Gliederung_20_2" style:display-name="Titolo2~LT~Gliederung 2" style:family="paragraph" style:parent-style-name="Titolo2_7e_LT_7e_Gliederung_20_1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524cm"/>
          <style:tab-stop style:position="3.323cm"/>
          <style:tab-stop style:position="6.124cm"/>
          <style:tab-stop style:position="8.925cm"/>
          <style:tab-stop style:position="11.725cm"/>
          <style:tab-stop style:position="14.526cm"/>
          <style:tab-stop style:position="17.325cm"/>
          <style:tab-stop style:position="20.124cm"/>
          <style:tab-stop style:position="22.925cm"/>
          <style:tab-stop style:position="25.72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olo2_7e_LT_7e_Gliederung_20_3" style:display-name="Titolo2~LT~Gliederung 3" style:family="paragraph" style:parent-style-name="Titolo2_7e_LT_7e_Gliederung_20_2" style:default-outline-level="">
      <style:paragraph-properties fo:margin-left="0cm" fo:margin-right="0cm" fo:margin-top="0.18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  <style:tab-stop style:position="24.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olo2_7e_LT_7e_Gliederung_20_4" style:display-name="Titolo2~LT~Gliederung 4" style:family="paragraph" style:parent-style-name="Titolo2_7e_LT_7e_Gliederung_20_3" style:default-outline-level="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cm"/>
          <style:tab-stop style:position="3.501cm"/>
          <style:tab-stop style:position="6.301cm"/>
          <style:tab-stop style:position="9.102cm"/>
          <style:tab-stop style:position="11.901cm"/>
          <style:tab-stop style:position="14.702cm"/>
          <style:tab-stop style:position="17.501cm"/>
          <style:tab-stop style:position="20.302cm"/>
          <style:tab-stop style:position="23.102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olo2_7e_LT_7e_Gliederung_20_5" style:display-name="Titolo2~LT~Gliederung 5" style:family="paragraph" style:parent-style-name="Titolo2_7e_LT_7e_Gliederung_20_4" style:default-outline-level="">
      <style:paragraph-properties fo:margin-left="0cm" fo:margin-right="0cm" fo:margin-top="0.13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olo2_7e_LT_7e_Gliederung_20_6" style:display-name="Titolo2~LT~Gliederung 6" style:family="paragraph" style:parent-style-name="Titolo2_7e_LT_7e_Gliederung_20_5" style:default-outline-level="">
      <style:paragraph-properties fo:margin-left="0cm" fo:margin-right="0cm" fo:margin-top="0.13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olo2_7e_LT_7e_Gliederung_20_7" style:display-name="Titolo2~LT~Gliederung 7" style:family="paragraph" style:parent-style-name="Titolo2_7e_LT_7e_Gliederung_20_6" style:default-outline-level="">
      <style:paragraph-properties fo:margin-left="0cm" fo:margin-right="0cm" fo:margin-top="0.13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olo2_7e_LT_7e_Gliederung_20_8" style:display-name="Titolo2~LT~Gliederung 8" style:family="paragraph" style:parent-style-name="Titolo2_7e_LT_7e_Gliederung_20_7" style:default-outline-level="">
      <style:paragraph-properties fo:margin-left="0cm" fo:margin-right="0cm" fo:margin-top="0.13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olo2_7e_LT_7e_Gliederung_20_9" style:display-name="Titolo2~LT~Gliederung 9" style:family="paragraph" style:parent-style-name="Titolo2_7e_LT_7e_Gliederung_20_8" style:default-outline-level="">
      <style:paragraph-properties fo:margin-left="0cm" fo:margin-right="0cm" fo:margin-top="0.13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099cm"/>
          <style:tab-stop style:position="4.898cm"/>
          <style:tab-stop style:position="7.699cm"/>
          <style:tab-stop style:position="10.499cm"/>
          <style:tab-stop style:position="13.3cm"/>
          <style:tab-stop style:position="16.099cm"/>
          <style:tab-stop style:position="18.9cm"/>
          <style:tab-stop style:position="21.69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olo2_7e_LT_7e_Titel" style:display-name="Titolo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799cm"/>
          <style:tab-stop style:position="5.6cm"/>
          <style:tab-stop style:position="8.4cm"/>
          <style:tab-stop style:position="11.201cm"/>
          <style:tab-stop style:position="14cm"/>
          <style:tab-stop style:position="16.801cm"/>
          <style:tab-stop style:position="19.6cm"/>
          <style:tab-stop style:position="22.401cm"/>
          <style:tab-stop style:position="25.201cm"/>
          <style:tab-stop style:position="28.002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7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7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2_7e_LT_7e_Untertitel" style:display-name="Titolo2~LT~Untertitel" style:family="paragraph" style:default-outline-level="">
      <style:paragraph-properties fo:margin-left="0cm" fo:margin-right="0cm" fo:margin-top="0.256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799cm"/>
          <style:tab-stop style:position="5.6cm"/>
          <style:tab-stop style:position="8.4cm"/>
          <style:tab-stop style:position="11.201cm"/>
          <style:tab-stop style:position="14cm"/>
          <style:tab-stop style:position="16.801cm"/>
          <style:tab-stop style:position="19.6cm"/>
          <style:tab-stop style:position="22.401cm"/>
          <style:tab-stop style:position="25.201cm"/>
          <style:tab-stop style:position="28.002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2_7e_LT_7e_Notizen" style:display-name="Titolo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2_7e_LT_7e_Hintergrundobjekte" style:display-name="Titolo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2_7e_LT_7e_Hintergrund" style:display-name="Titolo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5-29T17:16:18.305204596</dc:date>
    <meta:editing-duration>PT6H47M46S</meta:editing-duration>
    <meta:editing-cycles>51</meta:editing-cycles>
    <meta:generator>LibreOffice/5.1.6.2$Linux_X86_64 LibreOffice_project/10m0$Build-2</meta:generator>
    <meta:printed-by>gabriele morlini</meta:printed-by>
    <meta:print-date>2018-05-24T11:33:04.078555336</meta:print-date>
    <meta:document-statistic meta:table-count="0" meta:image-count="0" meta:object-count="0" meta:page-count="6" meta:paragraph-count="205" meta:word-count="672" meta:character-count="5459" meta:non-whitespace-character-count="4534"/>
  </office:meta>
</office:document-meta>
</file>